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standard">
      <style:graphic-properties draw:stroke="none" draw:fill="none" fo:min-height="15.192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fill-color="#ffffff" fo:min-height="12.792cm"/>
    </style:style>
    <style:style style:name="pr16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9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0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3.976cm"/>
    </style:style>
    <style:style style:name="ro5" style:family="table-row">
      <style:table-row-properties style:row-height="3.975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text-properties fo:font-size="32pt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top="0cm" fo:margin-bottom="0cm" fo:line-height="100%" fo:text-align="center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1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1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1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ize="32p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cc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cc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70" style:family="text">
      <style:text-properties fo:font-size="36pt"/>
    </style:style>
    <style:style style:name="T71" style:family="text">
      <style:text-properties fo:color="#993366" fo:font-size="36pt"/>
    </style:style>
    <style:style style:name="T72" style:family="text">
      <style:text-properties fo:color="#009933" fo:font-size="36pt"/>
    </style:style>
    <style:style style:name="T73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ructing and Destructin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++ Laws of Construction and Destruc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be </text:span><text:span text:style-name="T19">constructed</text:span><text:span text:style-name="T18"> before it is used.</text:span></text:p>
            <text:list text:style-name="L3">
              <text:list-item>
                <text:p text:style-name="P20"><text:span text:style-name="T18">Stack object: when it is defined.</text:span></text:p>
              </text:list-item>
              <text:list-item>
                <text:p text:style-name="P20"><text:span text:style-name="T18">Heap object: when it is </text:span><text:span text:style-name="T19">new</text:span><text:span text:style-name="T18">-ed.</text:span></text:p>
              </text:list-item>
            </text:list>
            <text:p text:style-name="P20"><text:span text:style-name="T20"/></text:p>
            <text:p text:style-name="P20"><text:span text:style-name="T21">2. Every object must be </text:span><text:span text:style-name="T22">destructed </text:span><text:span text:style-name="T21">after it stops being of use.</text:span></text:p>
            <text:list text:continue-numbering="true" text:style-name="L3">
              <text:list-item>
                <text:p text:style-name="P20"><text:span text:style-name="T21">Stack object: when gets out of scope.</text:span></text:p>
              </text:list-item>
              <text:list-item>
                <text:p text:style-name="P20"><text:span text:style-name="T21">Heap object: when it is </text:span><text:span text:style-name="T22">delete</text:span><text:span text:style-name="T21">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</text:span><text:span text:style-name="T23">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and Arrays</text:span><text:span text:style-name="T23"> 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1 five times</text:span><text:span text:style-name="T26"><text:line-break/></text:span><text:span text:style-name="T26"> <text:s text:c="2"/></text:span><text:span text:style-name="T25">MyClass b[5] {11, 22}; </text:span><text:span text:style-name="T26">// Calls 2 two times</text:span><text:span text:style-name="T26"><text:line-break/></text:span><text:span text:style-name="T26"> <text:s text:c="2"/></text:span><text:span text:style-name="T25">MyClass c[5] { {11,22}, 33}; </text:span><text:span text:style-name="T26">// Calls 3 then 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onstructors –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parameterless ctor 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default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parameterless 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compiler error – </text:span></text:p>
            <text:p text:style-name="P26"><text:span text:style-name="T36"><text:s text:c="3"/></text:span><text:span text:style-name="T31">MyClass b[5]; </text:span><text:span text:style-name="T36"><text:s/>// no 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no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= </text:span><text:span text:style-name="T30">default</text:span><text:span text:style-name="T31">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onstructors – explicit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 = </text:span><text:span text:style-name="T30">delete</text:span><text:span text:style-name="T31">; <text:s/>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6">// compiler error – </text:span></text:p>
            <text:p text:style-name="P26"><text:span text:style-name="T36"><text:s text:c="14"/></text:span><text:span text:style-name="T36">// no parameterless ctor. </text:span></text:p>
            <text:p text:style-name="P26"><text:span text:style-name="T36"><text:s text:c="8"/></text:span><text:span text:style-name="T36">// (why would someone do this??) <text:s text:c="3"/></text:span></text:p>
            <text:p text:style-name="P26"><text:span text:style-name="T35">}</text:span></text:p>
          </draw:text-box>
        </draw:frame>
        <draw:frame draw:name="Rectangle 2" presentation:style-name="pr6" draw:text-style-name="P30" draw:layer="layout" svg:width="23.706cm" svg:height="2.116cm" svg:x="0.847cm" svg:y="0.423cm" presentation:class="title" presentation:user-transformed="true">
          <draw:text-box>
            <text:p text:style-name="P17"><text:span text:style-name="T39">Constructors – deleted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31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32" draw:layer="layout" svg:width="23.706cm" svg:height="3.047cm" svg:x="0.847cm" svg:y="0.763cm" presentation:class="title" presentation:user-transformed="true">
          <draw:text-box>
            <text:p text:style-name="P17"><text:span text:style-name="T40">De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3"><text:span text:style-name="T41">Goal</text:span><text:span text:style-name="T42">: Ensure proper “cleanup”: </text:span></text:p>
            <text:list text:style-name="L1">
              <text:list-item>
                <text:p text:style-name="P33"><text:span text:style-name="T42">Free allocated memory;</text:span></text:p>
              </text:list-item>
              <text:list-item>
                <text:p text:style-name="P33"><text:span text:style-name="T42">Close opened files or db connections;</text:span></text:p>
              </text:list-item>
              <text:list-item>
                <text:p text:style-name="P33"><text:span text:style-name="T42">Notify related objects, etc.</text:span></text:p>
              </text:list-item>
            </text:list>
            <text:p text:style-name="P33"><text:span text:style-name="T42"/></text:p>
            <text:p text:style-name="P33"><text:span text:style-name="T41">Use</text:span><text:span text:style-name="T42">: Called for:</text:span></text:p>
            <text:list text:continue-numbering="true" text:style-name="L1">
              <text:list-item>
                <text:p text:style-name="P33"><text:span text:style-name="T42">A stack object – when it goes out of scope.</text:span></text:p>
              </text:list-item>
              <text:list-item>
                <text:p text:style-name="P33"><text:span text:style-name="T42">A heap object – when it 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4"><text:span text:style-name="T43">#include</text:span><text:span text:style-name="T44"> </text:span><text:span text:style-name="T45">&lt;cstdlib&gt;</text:span><text:span text:style-name="T44"> </text:span><text:span text:style-name="T44"><text:line-break/></text:span><text:span text:style-name="T43">class</text:span><text:span text:style-name="T44"> MyClass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MyClass(); <text:s/></text:span><text:span text:style-name="T46">// constructor </text:span><text:span text:style-name="T44"><text:line-break/></text:span><text:span text:style-name="T44">   ~MyClass(); </text:span><text:span text:style-name="T46">// destructor </text:span><text:span text:style-name="T46"><text:line-break/></text:span><text:span text:style-name="T43">private</text:span><text:span text:style-name="T44">: </text:span><text:span text:style-name="T44"><text:line-break/></text:span><text:span text:style-name="T44">   </text:span><text:span text:style-name="T43">char</text:span><text:span text:style-name="T44">* _mem; </text:span><text:span text:style-name="T44"><text:line-break/></text:span><text:span text:style-name="T44">}; </text:span><text:span text:style-name="T44"><text:line-break/></text:span><text:span text:style-name="T44">MyClass::MyClass() </text:span><text:span text:style-name="T44"><text:line-break/></text:span><text:span text:style-name="T44">{ </text:span><text:span text:style-name="T44"><text:line-break/></text:span><text:span text:style-name="T44">   _mem = new char[</text:span><text:span text:style-name="T47">1000]</text:span><text:span text:style-name="T44">; </text:span><text:span text:style-name="T44"><text:line-break/></text:span><text:span text:style-name="T44">} </text:span><text:span text:style-name="T44"><text:line-break/></text:span><text:span text:style-name="T44">MyClass::~MyClass() </text:span><text:span text:style-name="T44"><text:line-break/></text:span><text:span text:style-name="T44">{ </text:span><text:span text:style-name="T44"><text:line-break/></text:span><text:span text:style-name="T44"> <text:s text:c="2"/>delete[] _mem;</text:span><text:span text:style-name="T44"><text:line-break/></text:span><text:span text:style-name="T44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8">int</text:span><text:span text:style-name="T49"> main() </text:span><text:span text:style-name="T49"><text:line-break/></text:span><text:span text:style-name="T49">{ </text:span><text:span text:style-name="T49"><text:line-break/></text:span><text:span text:style-name="T49">   MyClass a; </text:span><text:span text:style-name="T49"><text:line-break/></text:span><text:span text:style-name="T49">   </text:span><text:span text:style-name="T48">if</text:span><text:span text:style-name="T49">( ... ) </text:span><text:span text:style-name="T49"><text:line-break/></text:span><text:span text:style-name="T49">   { </text:span><text:span text:style-name="T49"><text:line-break/></text:span><text:span text:style-name="T49">      MyClass b; </text:span><text:span text:style-name="T49"><text:line-break/></text:span><text:span text:style-name="T49">       </text:span><text:span text:style-name="T49"><text:line-break/></text:span><text:span text:style-name="T49">   } </text:span><text:span text:style-name="T49"><text:line-break/></text:span><text:span text:style-name="T49">    </text:span><text:span text:style-name="T49"><text:line-break/></text:span><text:span text:style-name="T49">} </text:span></text:p>
          </draw:text-box>
        </draw:frame>
        <draw:custom-shape draw:name="AutoShape 5" draw:style-name="gr4" draw:text-style-name="P35" xml:id="id4" draw:id="id4" draw:layer="layout" svg:width="0.859cm" svg:height="0.674cm" svg:x="14.817cm" svg:y="12.449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6" draw:style-name="gr5" draw:text-style-name="P36" xml:id="id5" draw:id="id5" draw:layer="layout" svg:width="0.859cm" svg:height="0.674cm" svg:x="14.817cm" svg:y="15.2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5" draw:text-style-name="P36" xml:id="id2" draw:id="id2" draw:layer="layout" svg:width="0.859cm" svg:height="0.674cm" svg:x="14.817cm" svg:y="5.927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4" draw:text-style-name="P35" xml:id="id3" draw:id="id3" draw:layer="layout" svg:width="0.859cm" svg:height="0.674cm" svg:x="14.817cm" svg:y="9.948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9" draw:style-name="gr6" draw:text-style-name="P37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 – common err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8" draw:layer="layout" svg:width="22.098cm" svg:height="6.581cm" svg:x="1.27cm" svg:y="3.81cm">
          <draw:text-box>
            <text:p><text:span text:style-name="T50">1. Forgetting to write a destructor. </text:span></text:p>
            <text:p><text:span text:style-name="T50"><text:s text:c="4"/></text:span><text:span text:style-name="T50">Might cause a memory leak.</text:span></text:p>
            <text:p><text:span text:style-name="T50"/></text:p>
            <text:p><text:span text:style-name="T50">2. Calling a destructor twice.</text:span></text:p>
            <text:p><text:span text:style-name="T50"><text:s text:c="4"/></text:span><text:span text:style-name="T50">Possible reason - shallow copy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Interface" draw:style-name="dp4" draw:master-page-name="כותרת_20_ותוכן_5f_" presentation:presentation-page-layout-name="AL2T11">
        <office:forms form:automatic-focus="false" form:apply-design-mode="false"/>
        <draw:frame draw:name="כותרת 1" presentation:style-name="pr1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 struct and functions</text:span></text:p>
          </draw:text-box>
        </draw:frame>
        <draw:frame draw:name="מציין מיקום של מספר שקופית 2" presentation:style-name="pr17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18" draw:text-style-name="P23" draw:layer="layout" svg:width="23.706cm" svg:height="15.874cm" svg:x="0.847cm" svg:y="2.54cm" presentation:class="outline" presentation:user-transformed="true">
          <draw:text-box>
            <text:p text:style-name="P26"><text:span text:style-name="T24">struct</text:span><text:span text:style-name="T25"> IntList; </text:span><text:span text:style-name="T25"><text:line-break/></text:span><text:span text:style-name="T24">typedef</text:span><text:span text:style-name="T25"> </text:span><text:span text:style-name="T24">struct</text:span><text:span text:style-name="T25"> IntList IntList; </text:span><text:span text:style-name="T25"><text:line-break/></text:span><text:span text:style-name="T25">IntList* intListNew(); </text:span><text:span text:style-name="T25"><text:line-break/></text:span><text:span text:style-name="T24">void</text:span><text:span text:style-name="T25"> intListFree( <text:s text:c="5"/>IntList* List ); </text:span><text:span text:style-name="T25"><text:line-break/></text:span><text:span text:style-name="T24">void</text:span><text:span text:style-name="T25"> intListPushFront( IntList* List, </text:span><text:span text:style-name="T24">int</text:span><text:span text:style-name="T25"> x); </text:span><text:span text:style-name="T25"><text:line-break/></text:span><text:span text:style-name="T24">void</text:span><text:span text:style-name="T25"> intListPushBack( <text:s/>IntList* List, </text:span><text:span text:style-name="T24">int</text:span><text:span text:style-name="T25"> x); </text:span><text:span text:style-name="T25"><text:line-break/></text:span><text:span text:style-name="T24">int </text:span><text:span text:style-name="T25"><text:s/>intListPopFront( <text:s/>IntList* List ); </text:span><text:span text:style-name="T25"><text:line-break/></text:span><text:span text:style-name="T24">int</text:span><text:span text:style-name="T25"> <text:s/>intListPopBack( <text:s text:c="2"/>IntList* List ); </text:span><text:span text:style-name="T25"><text:line-break/></text:span><text:span text:style-name="T24">int</text:span><text:span text:style-name="T25"> <text:s/>intListIsEmpty( <text:s text:c="2"/>IntList </text:span><text:span text:style-name="T24">const</text:span><text:span text:style-name="T25">* List); </text:span><text:span text:style-name="T51"><text:line-break/></text:span><text:span text:style-name="T51"/></text:p>
            <text:p text:style-name="P26"><text:span text:style-name="T24">typedef void</text:span><text:span text:style-name="T25"> (*funcInt)( </text:span><text:span text:style-name="T24">int</text:span><text:span text:style-name="T25"> x, </text:span><text:span text:style-name="T24">void</text:span><text:span text:style-name="T25">* Data ); </text:span><text:span text:style-name="T25"><text:line-break/></text:span><text:span text:style-name="T24">void</text:span><text:span text:style-name="T25"> intListMAPCAR( <text:s text:c="3"/>IntList* List,</text:span></text:p>
            <text:p text:style-name="P26"><text:span text:style-name="T25"><text:s text:c="22"/></text:span><text:span text:style-name="T25">funcInt Func, </text:span><text:span text:style-name="T24">void</text:span><text:span text:style-name="T25">* Data 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4" presentation:class="page"/>
          <draw:frame draw:name="מציין מיקום של הערות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elude to slide malloc/free vs. new/delete, </text:span></text:p>
              <text:p text:style-name="P39"><text:span text:style-name="T52">BUT – also a chance to compare c style interface with c++</text:span></text:p>
            </draw:text-box>
          </draw:frame>
          <draw:frame draw:name="מציין מיקום של מספר שקופית 3" presentation:style-name="pr2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++ Clas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++ Clas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12.065cm" svg:height="15.662cm" svg:x="0.635cm" svg:y="2.752cm" presentation:class="outline" presentation:user-transformed="true">
          <draw:text-box>
            <text:p text:style-name="P26"><text:span text:style-name="T53">In header file:</text:span></text:p>
            <text:p text:style-name="P26"><text:span text:style-name="T24">class</text:span><text:span text:style-name="T25"> IntList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IntList(); </text:span><text:span text:style-name="T25"><text:line-break/></text:span><text:span text:style-name="T25">  ~IntList(); </text:span><text:span text:style-name="T25"><text:line-break/></text:span><text:span text:style-name="T25">  </text:span><text:span text:style-name="T24">void</text:span><text:span text:style-name="T25"> pushFront(</text:span><text:span text:style-name="T24">int </text:span><text:span text:style-name="T25">x); </text:span><text:span text:style-name="T25"><text:line-break/></text:span><text:span text:style-name="T25">  </text:span><text:span text:style-name="T24">void</text:span><text:span text:style-name="T25"> pushBack(</text:span><text:span text:style-name="T24">int</text:span><text:span text:style-name="T25"> x); </text:span><text:span text:style-name="T25"><text:line-break/></text:span><text:span text:style-name="T25">  </text:span><text:span text:style-name="T24">int</text:span><text:span text:style-name="T25"> popFront(); </text:span><text:span text:style-name="T25"><text:line-break/></text:span><text:span text:style-name="T25">  </text:span><text:span text:style-name="T24">int</text:span><text:span text:style-name="T25"> popBack(); </text:span><text:span text:style-name="T25"><text:line-break/></text:span><text:span text:style-name="T25">  </text:span><text:span text:style-name="T24">bool</text:span><text:span text:style-name="T25"> isEmpty() </text:span><text:span text:style-name="T24">const</text:span><text:span text:style-name="T25">; </text:span></text:p>
          </draw:text-box>
        </draw:frame>
        <draw:frame draw:style-name="gr8" draw:text-style-name="P40" draw:layer="layout" svg:width="11.022cm" svg:height="15.442cm" svg:x="13.362cm" svg:y="2.592cm">
          <draw:text-box>
            <text:p text:style-name="P26"><text:span text:style-name="T24">private</text:span><text:span text:style-name="T25">: </text:span><text:span text:style-name="T25"><text:line-break/></text:span><text:span text:style-name="T25">  </text:span><text:span text:style-name="T24">struct</text:span><text:span text:style-name="T25"> Node </text:span><text:span text:style-name="T25"><text:line-break/></text:span><text:span text:style-name="T25">  { </text:span><text:span text:style-name="T25"><text:line-break/></text:span><text:span text:style-name="T25">      </text:span><text:span text:style-name="T24">int</text:span><text:span text:style-name="T25"> value; </text:span><text:span text:style-name="T25"><text:line-break/></text:span><text:span text:style-name="T25">      Node *next; </text:span><text:span text:style-name="T25"><text:line-break/></text:span><text:span text:style-name="T25">      Node *prev; </text:span><text:span text:style-name="T25"><text:line-break/></text:span><text:span text:style-name="T25">  }; </text:span><text:span text:style-name="T25"><text:line-break/></text:span><text:span text:style-name="T25">  Node* m_start; </text:span><text:span text:style-name="T25"><text:line-break/></text:span><text:span text:style-name="T25">  Node* m_end; </text:span><text:span text:style-name="T25"><text:line-break/></text:span><text:span text:style-name="T25">}; 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OS and CONS:</text:span></text:p>
              <text:p text:style-name="P39"><text:span text:style-name="T52">More structured, "OO"</text:span></text:p>
              <text:p text:style-name="P39"><text:span text:style-name="T52">Reveals the private implementation!!!!</text:span></text:p>
              <text:p text:style-name="P39"><text:span text:style-name="T52">It is protected from change, but if you want to change the implementation you must change the header file.</text:span></text:p>
              <text:p text:style-name="P39"><text:span text:style-name="T52"/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lasses &amp; Memory allocation" draw:style-name="dp4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Classes &amp; Memory allocation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4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54">Consider this C++ code</text:span></text:p>
            <text:p text:style-name="P20"><text:span text:style-name="T54"/></text:p>
            <text:p text:style-name="P26"><text:span text:style-name="T55">main() </text:span><text:span text:style-name="T55"><text:line-break/></text:span><text:span text:style-name="T55">{ </text:span><text:span text:style-name="T55"><text:line-break/></text:span><text:span text:style-name="T55">   IntList L; </text:span><text:span text:style-name="T55"><text:line-break/></text:span><text:span text:style-name="T55">   … </text:span><text:span text:style-name="T55"><text:line-break/></text:span><text:span text:style-name="T55">} </text:span><text:span text:style-name="T49"><text:line-break/></text:span><text:span text:style-name="T49"/></text:p>
            <text:p text:style-name="P20"><text:span text:style-name="T54">What is the difference?</text:span></text:p>
          </draw:text-box>
        </draw:frame>
        <draw:frame draw:name="Rectangle 4" presentation:style-name="pr13" draw:text-style-name="P23" draw:layer="layout" svg:width="11.684cm" svg:height="15.662cm" svg:x="13.208cm" svg:y="2.88cm" presentation:class="outline" presentation:user-transformed="true">
          <draw:text-box>
            <text:p text:style-name="P20"><text:span text:style-name="T56">Compare to C style:</text:span></text:p>
            <text:p text:style-name="P26"><text:span text:style-name="T31">main() </text:span><text:span text:style-name="T31"><text:line-break/></text:span><text:span text:style-name="T31">{ </text:span><text:span text:style-name="T31"><text:line-break/></text:span><text:span text:style-name="T31">   IntList* L = <text:s text:c="2"/></text:span></text:p>
            <text:p text:style-name="P26"><text:span text:style-name="T31"><text:s text:c="3"/></text:span><text:span text:style-name="T31">intListNew()</text:span></text:p>
            <text:p text:style-name="P26"><text:span text:style-name="T31"><text:s text:c="3"/>…</text:span></text:p>
            <text:p text:style-name="P26"><text:span text:style-name="T31"><text:s text:c="3"/></text:span><text:span text:style-name="T31">intListFree(L)</text:span><text:span text:style-name="T31"><text:line-break/></text:span><text:span text:style-name="T31">} </text:span><text:span text:style-name="T31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7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5">IntList* L = (IntList*)malloc(</text:span><text:span text:style-name="T58">sizeof</text:span><text:span text:style-name="T55">(IntList)); </text:span></text:p>
            <text:p text:style-name="P26"><text:span text:style-name="T42">Does not call constructor!</text:span></text:p>
            <text:p text:style-name="P20"><text:span text:style-name="T42">Internal data members are not initialized</text:span></text:p>
            <text:p text:style-name="P20"><text:span text:style-name="T42"/></text:p>
            <text:p xml:id="id6" text:id="id6" text:style-name="P26"><text:span text:style-name="T55">free(L); </text:span><text:span text:style-name="T55"><text:line-break/></text:span><text:span text:style-name="T42">Does not call destructor!</text:span></text:p>
            <text:p xml:id="id7" text:id="id7" text:style-name="P20"><text:span text:style-name="T42">Internal data members are not freed</text:span></text:p>
            <text:p text:style-name="P20"><text:span text:style-name="T42"/></text:p>
            <text:p text:style-name="P20"><text:span text:style-name="T42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What should we do? </text:span></text:p>
              <text:p text:style-name="P39"><text:span text:style-name="T52">createObj and freeObj function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9">C+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2">Special operators:</text:span></text:p>
            <text:p text:style-name="P20"><text:span text:style-name="T42"/></text:p>
            <text:p text:style-name="P26"><text:span text:style-name="T55">IntList *L = </text:span><text:span text:style-name="T58">new</text:span><text:span text:style-name="T55"> IntList; </text:span></text:p>
            <text:list text:style-name="L4">
              <text:list-item>
                <text:p text:style-name="P26"><text:span text:style-name="T42">Allocate memory</text:span></text:p>
              </text:list-item>
              <text:list-item>
                <text:p text:style-name="P26"><text:span text:style-name="T42">Call constructor</text:span></text:p>
              </text:list-item>
            </text:list>
            <text:p text:style-name="P20"><text:span text:style-name="T42"/></text:p>
            <text:p text:style-name="P26"><text:span text:style-name="T58">delete</text:span><text:span text:style-name="T55"> L;</text:span></text:p>
            <text:list text:style-name="L5">
              <text:list-item>
                <text:p text:style-name="P26"><text:span text:style-name="T60"><text:s/></text:span><text:span text:style-name="T60">Call destructor</text:span></text:p>
              </text:list-item>
              <text:list-item>
                <text:p text:style-name="P20"><text:span text:style-name="T60"><text:s/></text:span><text:span text:style-name="T60">Free memory</text:span></text:p>
              </text:list-item>
            </text:list>
            <text:p text:style-name="P20"><text:span text:style-name="T42"/></text:p>
            <text:p text:style-name="P20"><text:span text:style-name="T42"/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2">Can be used with any type:</text:span></text:p>
            <text:p text:style-name="P26"><text:span text:style-name="T58">int</text:span><text:span text:style-name="T55"> *i = </text:span><text:span text:style-name="T58">new</text:span><text:span text:style-name="T55"> </text:span><text:span text:style-name="T58">int</text:span><text:span text:style-name="T55">; </text:span><text:span text:style-name="T55"><text:line-break/></text:span><text:span text:style-name="T58">char</text:span><text:span text:style-name="T55"> **p = </text:span><text:span text:style-name="T58">new</text:span><text:span text:style-name="T55"> (</text:span><text:span text:style-name="T58">char</text:span><text:span text:style-name="T55"> 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Replacing – the global operator new() isn't overloaded but special behavior – user defined function will replace (effectively hide) the pre defined. By standard, each c++ implementation should provide a global operator new() function that can be replaced.</text:span></text:p>
              <text:p text:style-name="P39"><text:span text:style-name="T52">Overloaded – inside a specific class you can overload the operator for that class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&amp; Con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7" draw:layer="layout" svg:width="0.978cm" svg:height="0.978cm" svg:x="1.094cm" svg:y="6.491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7" draw:layer="layout" svg:width="0.978cm" svg:height="0.978cm" svg:x="1.116cm" svg:y="7.624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7" draw:layer="layout" svg:width="0.978cm" svg:height="0.978cm" svg:x="1.138cm" svg:y="8.758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7" draw:layer="layout" svg:width="0.978cm" svg:height="0.978cm" svg:x="13.335cm" svg:y="14.817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7" draw:layer="layout" svg:width="0.978cm" svg:height="0.978cm" svg:x="14.393cm" svg:y="16.166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7" draw:layer="layout" svg:width="0.978cm" svg:height="0.978cm" svg:x="18.627cm" svg:y="17.436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ew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2">To allocate arrays, use</text:span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62">//array of 10 ints</text:span><text:span text:style-name="T63"><text:line-break/></text:span><text:span text:style-name="T58">size_t</text:span><text:span text:style-name="T55"> n = </text:span><text:span text:style-name="T61">4</text:span><text:span text:style-name="T55">;</text:span></text:p>
            <text:p text:style-name="P26"><text:span text:style-name="T55">IntList *array = </text:span><text:span text:style-name="T58">new</text:span><text:span text:style-name="T55"> IntList[n]; </text:span></text:p>
            <text:p text:style-name="P26"><text:span text:style-name="T64">// array of n IntLists. </text:span></text:p>
            <text:p text:style-name="P26"><text:span text:style-name="T64">// - must have a parameterless ctor!</text:span></text:p>
            <text:p text:style-name="P26"><text:span text:style-name="T55">array[0].func();</text:span><text:span text:style-name="T55"><text:line-break/></text:span><text:span text:style-name="T55">IntList* b0 = </text:span><text:span text:style-name="T58">new</text:span><text:span text:style-name="T55"> IntList; </text:span></text:p>
            <text:p text:style-name="P26"><text:span text:style-name="T55">b0→func();</text:span><text:span text:style-name="T55"><text:line-break/></text:span><text:span text:style-name="T55"/></text:p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elete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2">Special operation to delete arrays</text:span></text:p>
            <text:p text:style-name="P20"><text:span text:style-name="T42"/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8">int</text:span><text:span text:style-name="T55"> *b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5"><text:line-break/></text:span><text:span text:style-name="T55">delete [] a; </text:span><text:span text:style-name="T63">// proper delete command </text:span><text:span text:style-name="T55">delete b; <text:s text:c="3"/></text:span><text:span text:style-name="T63">// apparently works, </text:span><text:span text:style-name="T63"><text:line-break/></text:span><text:span text:style-name="T63">// but may cause segmentation fault</text:span><text:span text:style-name="T63"><text:line-break/></text:span><text:span text:style-name="T63">// or memory leak</text:span><text:span text:style-name="T65"> 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2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llocate array of objects w/o def. cons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7">MyClass **arr = </text:span><text:span text:style-name="T66">new</text:span><text:span text:style-name="T67"> MyClass *[n]; </text:span><text:span text:style-name="T67"><text:line-break/></text:span><text:span text:style-name="T69">// array of n pointers to MyClass (no </text:span></text:p>
            <text:p text:style-name="P20"><text:span text:style-name="T69">// cons. is invoked) </text:span></text:p>
            <text:p text:style-name="P20"><text:span text:style-name="T69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arr[i] = </text:span><text:span text:style-name="T66">new</text:span><text:span text:style-name="T67"> MyClass (i); </text:span><text:span text:style-name="T67"><text:line-break/></text:span><text:span text:style-name="T67">   </text:span><text:span text:style-name="T69">// each pointer points to a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the cons. is invoked. </text:span><text:span text:style-name="T69"><text:line-break/></text:span><text:span text:style-name="T67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22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ree an allocated array of pointers to object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delete (arr[i]); </text:span><text:span text:style-name="T67"><text:line-break/></text:span><text:span text:style-name="T67">   </text:span><text:span text:style-name="T69">// invoked the dest. of each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free the memory. </text:span><text:span text:style-name="T69"><text:line-break/></text:span><text:span text:style-name="T67">} </text:span><text:span text:style-name="T67"><text:line-break/></text:span><text:span text:style-name="T67">delete [] arr; </text:span><text:span text:style-name="T67"><text:line-break/></text:span><text:span text:style-name="T69">// free the memory allocated for the </text:span></text:p>
            <text:p text:style-name="P20"><text:span text:style-name="T69">// array of pointers. 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22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AII – Resource Acquisition Is Initializa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42" draw:layer="layout" svg:width="23.706cm" svg:height="15.874cm" svg:x="0.847cm" svg:y="3.175cm" presentation:class="outline" presentation:user-transformed="true">
          <draw:text-box>
            <text:p><text:span text:style-name="T70">A class that uses resources </text:span><text:span text:style-name="T71">(file, memory, database, locks …)</text:span><text:span text:style-name="T70"> should:</text:span></text:p>
            <text:list text:style-name="L3">
              <text:list-item>
                <text:p><text:span text:style-name="T72">Acquire them in the constructor.</text:span></text:p>
              </text:list-item>
              <text:list-item>
                <text:p><text:span text:style-name="T73">Release them in the 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5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21</meta:editing-cycles>
    <meta:print-date>1999-11-04T13:06:28</meta:print-date>
    <meta:creation-date>1999-10-10T10:49:40</meta:creation-date>
    <dc:date>2019-06-04T11:18:19.694519516</dc:date>
    <meta:editing-duration>P27DT18H25M33S</meta:editing-duration>
    <meta:generator>LibreOffice/6.1.5.2$Linux_X86_64 LibreOffice_project/10$Build-2</meta:generator>
    <dc:creator>Erel Segal-Halevi</dc:creator>
    <meta:document-statistic meta:object-count="225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